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- מס' 60278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3">כל בו " חצי חינם"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3">הכשרת הישוב 3 ראשל"צ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3"> <text:s text:c="26"/>03-7357220 <text:s text:c="117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3"> <text:s text:c="5"/>יניב סעיד </text:span><text:span text:style-name="T3">–</text:span><text:span text:style-name="T3"> מנהל , חיים דריי ואלון מרדכי - מנהלים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3"> <text:s text:c="3"/>לוח פיקוד כבאים בדלפק קופה ראשית ע"ג קיר חזית צפוני.</text:span></text:p>
      <text:p text:style-name="P1"><text:span text:style-name="T3">לוח חשמל ראשי כללי כולל לוח מוני <text:s/>ח"ח בכניסת קרקע פונה צפ'- מע'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6"><text:s/>קיים.</text:span></text:p>
      <text:p text:style-name="P2"/>
      <text:p text:style-name="P1"><text:span text:style-name="T1">מיקום ברזי כיבוי עיקריים "3</text:span><text:span text:style-name="T3"> <text:s text:c="2"/>בכניסה ראשית חזית המבנה ,במקום גם חיבור הסנקה למע' ספרינקלרים. <text:s text:c="96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יניב סעד</text:p>
          </table:table-cell>
          <table:table-cell table:style-name="Table2.A1" office:value-type="string">
            <text:p text:style-name="P13">מנהל</text:p>
          </table:table-cell>
          <table:table-cell table:style-name="Table2.A1" office:value-type="string">
            <text:p text:style-name="P13">03-6323397</text:p>
          </table:table-cell>
          <table:table-cell table:style-name="Table2.A1" office:value-type="string">
            <text:p text:style-name="P13">057-7758785</text:p>
          </table:table-cell>
          <table:table-cell table:style-name="Table2.E1" office:value-type="string">
            <text:p text:style-name="P13">יצחק שדה 20 נווה מונסון יהוד</text:p>
          </table:table-cell>
        </table:table-row>
        <table:table-row table:style-name="Table2.1">
          <table:table-cell table:style-name="Table2.A1" office:value-type="string">
            <text:p text:style-name="P13">חיים דריי</text:p>
          </table:table-cell>
          <table:table-cell table:style-name="Table2.A1" office:value-type="string">
            <text:p text:style-name="P13">מנהל</text:p>
          </table:table-cell>
          <table:table-cell table:style-name="Table2.A1" office:value-type="string">
            <text:p text:style-name="P13">03-9625559</text:p>
          </table:table-cell>
          <table:table-cell table:style-name="Table2.A1" office:value-type="string">
            <text:p text:style-name="P13">057-4753715</text:p>
          </table:table-cell>
          <table:table-cell table:style-name="Table2.E1" office:value-type="string">
            <text:p text:style-name="P13">מעגל השלום 7 ראשל"צ</text:p>
          </table:table-cell>
        </table:table-row>
        <table:table-row table:style-name="Table2.1">
          <table:table-cell table:style-name="Table2.A1" office:value-type="string">
            <text:p text:style-name="P13">חזי קופרלי</text:p>
          </table:table-cell>
          <table:table-cell table:style-name="Table2.A1" office:value-type="string">
            <text:p text:style-name="P13">מנהל</text:p>
          </table:table-cell>
          <table:table-cell table:style-name="Table2.A1" office:value-type="string">
            <text:p text:style-name="P13">03-7406025</text:p>
          </table:table-cell>
          <table:table-cell table:style-name="Table2.A1" office:value-type="string">
            <text:p text:style-name="P13">057-7780460</text:p>
          </table:table-cell>
          <table:table-cell table:style-name="Table2.E1" office:value-type="string">
            <text:p text:style-name="P13">האלה 2 קרית אונו</text:p>
          </table:table-cell>
        </table:table-row>
        <table:table-row table:style-name="Table2.5">
          <table:table-cell table:style-name="Table2.A1" office:value-type="string">
            <text:p text:style-name="P13">אלון מרדכי</text:p>
          </table:table-cell>
          <table:table-cell table:style-name="Table2.A1" office:value-type="string">
            <text:p text:style-name="P13">מנהל</text:p>
          </table:table-cell>
          <table:table-cell table:style-name="Table2.A1" office:value-type="string">
            <text:p text:style-name="P13">03-7406025</text:p>
          </table:table-cell>
          <table:table-cell table:style-name="Table2.A1" office:value-type="string">
            <text:p text:style-name="P13">057-7256276</text:p>
          </table:table-cell>
          <table:table-cell table:style-name="Table2.E1" office:value-type="string">
            <text:p text:style-name="P13">בני ברית 5 הוד השרון</text:p>
          </table:table-cell>
        </table:table-row>
      </table:table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מחסן במרתף מפלס , איחסון מוצרי החנות + סוללות לגנרטור,בחצר קרקע כניסה למרתף <text:s/>פונה דר'-מע' למבנה.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3"><text:s text:c="162"/></text:span><text:span text:style-name="T7"><text:s text:c="205"/></text:span><text:span text:style-name="T3"><text:s text:c="159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3">גנרטור ממוקם בקרקע יציאה פונה דר' </text:span><text:span text:style-name="T3">–</text:span><text:span text:style-name="T3"> מע' של המבנה (חצר) גישה מחצר קבלת סחורה לאורך הרמפה אל קומת המרתף מזון מפוחי עשן , משאבות כיבוי אש.</text:span>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</table:table>
      <text:p text:style-name="P1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3T17:09:00</meta:creation-date>
    <dc:creator>yoman</dc:creator>
    <dc:date>2013-07-03T17:09:00</dc:date>
    <meta:print-date>2012-01-05T14:00:00</meta:print-date>
    <meta:editing-cycles>2</meta:editing-cycles>
    <meta:editing-duration>PT2M</meta:editing-duration>
    <meta:document-statistic meta:table-count="6" meta:image-count="0" meta:object-count="0" meta:page-count="2" meta:paragraph-count="63" meta:word-count="260" meta:character-count="1962"/>
    <meta:generator>OpenOffice/4.0.1$Win32 OpenOffice.org_project/401m5$Build-9714</meta:generator>
  </office:meta>
</office:document-meta>
</file>